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10000013820971BB4C40F19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/>
      <style:text-properties fo:color="#ffffff" fo:font-size="20pt" style:font-size-asian="20pt" style:font-size-complex="20pt"/>
    </style:style>
    <style:style style:name="T1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645cm" svg:height="8.254cm" svg:x="6.83cm" svg:y="10.83cm">
          <draw:image xlink:href="Pictures/10000201000001210000013820971BB4C40F1988.png" xlink:type="simple" xlink:show="embed" xlink:actuate="onLoad">
            <text:p text:style-name="P1"><text:span text:style-name="T1"/></text:p>
            <text:p text:style-name="P1"><text:span text:style-name="T1">DÉCOUVRIR</text:span></text:p>
            <text:p text:style-name="P1"><text:span text:style-name="T1">LES ESPÈCES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ril TREHARD</meta:initial-creator>
    <meta:creation-date>2017-05-29T16:20:10.360000000</meta:creation-date>
    <dc:date>2017-05-29T16:27:21.941000000</dc:date>
    <dc:creator>Cyril TREHARD</dc:creator>
    <meta:editing-duration>PT7M12S</meta:editing-duration>
    <meta:editing-cycles>1</meta:editing-cycles>
    <meta:document-statistic meta:object-count="1"/>
    <meta:generator>LibreOffice/5.1.6.2$Windows_x86 LibreOffice_project/07ac168c60a517dba0f0d7bc7540f5afa45f0909</meta:generator>
  </office:meta>
</office:document-meta>
</file>